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style>
  </office:automatic-styles>
  <office:body>
    <office:spreadsheet>
      <table:calculation-settings table:automatic-find-labels="false"/>
      <table:table table:name="Sheet1_5" table:style-name="ta1">
        <table:table-column table:style-name="co1" table:number-columns-repeated="2" table:default-cell-style-name="Default"/>
        <table:table-row table:style-name="ro1">
          <table:table-cell office:value-type="string" calcext:value-type="string">
            <text:p>Name</text:p>
          </table:table-cell>
          <table:table-cell office:value-type="string" calcext:value-type="string">
            <text:p>Text</text:p>
          </table:table-cell>
        </table:table-row>
        <table:table-row table:style-name="ro1">
          <table:table-cell office:value-type="string" calcext:value-type="string">
            <text:p>Interviewer</text:p>
          </table:table-cell>
          <table:table-cell office:value-type="string" calcext:value-type="string">
            <text:p>If I could start by asking you about the impact of the tax cuts that have been announced by the Trump Administration, I understand that it would bring down your effective tax rate quite considerably. What will that mean starting the next financial year in terms of Adobe?</text:p>
          </table:table-cell>
        </table:table-row>
        <table:table-row table:style-name="ro1">
          <table:table-cell office:value-type="string" calcext:value-type="string">
            <text:p>CEO</text:p>
          </table:table-cell>
          <table:table-cell office:value-type="string" calcext:value-type="string">
            <text:p>We actually did announce that as a result of the reduced corporate tax that our earnings would grow quite substantially in 2018 and then continue to have a lower tax rate, I think will just continue to improve American competitiveness. The other thing we also announced was that we would be bringing back the money that we had offshore and that would again allow us to invest in innovation and continued growth for Adobe.</text:p>
          </table:table-cell>
        </table:table-row>
        <table:table-row table:style-name="ro1">
          <table:table-cell office:value-type="string" calcext:value-type="string">
            <text:p>Interviewer</text:p>
          </table:table-cell>
          <table:table-cell office:value-type="string" calcext:value-type="string">
            <text:p>You are talking about investing in innovation, what do you do with all the cash that you are sitting on in excess of USD 5 billion? What is the plan in terms of more acquisitions, in terms of the capabilities that you believe you would like to acquire at this point?</text:p>
          </table:table-cell>
        </table:table-row>
        <table:table-row table:style-name="ro1">
          <table:table-cell office:value-type="string" calcext:value-type="string">
            <text:p>CEO</text:p>
          </table:table-cell>
          <table:table-cell office:value-type="string" calcext:value-type="string">
            <text:p>The company is focused primarily on long term growth and access to capital was something that Adobe had even prior to this repatriation. We had a long history of stock buybacks as the way of continuing to return excess capital to the shareholders and I think investing in technologies is like artificial intelligence (AI) and mobile that we think will continue to drive future growth is also top of mind in terms of our agenda.</text:p>
          </table:table-cell>
        </table:table-row>
        <table:table-row table:style-name="ro1">
          <table:table-cell office:value-type="string" calcext:value-type="string">
            <text:p>Interviewer</text:p>
          </table:table-cell>
          <table:table-cell office:value-type="string" calcext:value-type="string">
            <text:p>Since you are talking about driving future growth, let us talk about specific markets, the US is seeing some pretty strong momentum at this point in time. You are seeing across your verticals a strong growth as well what could be the areas of concern if any, what could be the downside risk to the kind of growth potential that we are currently seeing?</text:p>
          </table:table-cell>
        </table:table-row>
        <table:table-row table:style-name="ro1">
          <table:table-cell office:value-type="string" calcext:value-type="string">
            <text:p>CEO</text:p>
          </table:table-cell>
          <table:table-cell office:value-type="string" calcext:value-type="string">
            <text:p>First we are an rarefied atmosphere and that when you look at the company like Adobe and what we are seeing on topline growth, what we are seeing with respect to bottom line growth, at a very substantial margin I think we are at a very unique position. In terms of potential concerns that might exist, we look at the two key imperatives for the company namely empowering people to create and helping businesses transform and the thing that they represent tailwinds for many years - for whether you are an individual user or whether you are an enterprise to tell you a story digitally and the need for the companies to determine whether digital is going to be a tailwind or headwind, we don’t think is impacted by the economy. So, we will continue to monitor the economy, but we think that both of the businesses that we have are so fundamental to how individuals and businesses transform that as long as we continue to innovate, we will see good growth.</text:p>
          </table:table-cell>
        </table:table-row>
        <table:table-row table:style-name="ro1">
          <table:table-cell office:value-type="string" calcext:value-type="string">
            <text:p>Interviewer</text:p>
          </table:table-cell>
          <table:table-cell office:value-type="string" calcext:value-type="string">
            <text:p>Since you are talking about good growth, let me then ask you the India story. In terms of hiring, in terms of where you see the next drivers for growth coming in specifically from the India market. You were here last inaugurating your new headquarters in Noida that is when we last met. Take me through what the picture now looks like when it comes to India?</text:p>
          </table:table-cell>
        </table:table-row>
        <table:table-row table:style-name="ro1">
          <table:table-cell office:value-type="string" calcext:value-type="string">
            <text:p>CEO</text:p>
          </table:table-cell>
          <table:table-cell office:value-type="string" calcext:value-type="string">
            <text:p>Every time I come to India, it seems we are at full capacity and I know we have this conversation always about is Adobe giving numbers but the net is that if you have seen the incredible success that we have had that has actually translated into headcount growth in the company and again disproportionate headcount growth in India. We have approximately a third of our global employees right now and the new facility in Noida as well as the new one in Bangalore, I understand already at capacity. So, I think we continue to be incredibly excited about the talent that is available here. We have also started up a small AI lab here in Hyderabad because there is incredible talent and skills and so for us it has always been about quality and this new generation of millennials who have these incredible skills. We will continue to grow in India. I think another area of growth for India has really been on the digital marketing side what we have been doing with consulting services as well as what we call customers success managers. So, even the field organisation has actually seen a significant amount of growth here in India.</text:p>
          </table:table-cell>
        </table:table-row>
        <table:table-row table:style-name="ro1">
          <table:table-cell office:value-type="string" calcext:value-type="string">
            <text:p>Interviewer</text:p>
          </table:table-cell>
          <table:table-cell office:value-type="string" calcext:value-type="string">
            <text:p>Let me continue with that line of questioning, I have often asked this question. Let me try my luck once again, since you continue to grow in India and the growth is largely been organic are there any opportunities that look exciting at this point in time that you may want to consider from an inorganic perspective?</text:p>
          </table:table-cell>
        </table:table-row>
        <table:table-row table:style-name="ro1">
          <table:table-cell office:value-type="string" calcext:value-type="string">
            <text:p>CEO</text:p>
          </table:table-cell>
          <table:table-cell office:value-type="string" calcext:value-type="string">
            <text:p>Like last time, we would love to find technology companies that are innovating. I think as the evolution of the industry in India continues, services is still where there is a tremendous opportunity in terms of talent. But, the product innovation in a fundamental way in the areas that are critical for us namely digital media and digital marketing they are none unfortunately that are on my radar. So, if you have some interesting companies we certainly have the appetite and the capital in order to do it. But, unfortunately, we still haven’t seen any that really bubble to the top in terms of once that we would like to put top of our list here in India.</text:p>
          </table:table-cell>
        </table:table-row>
        <table:table-row table:style-name="ro1">
          <table:table-cell office:value-type="string" calcext:value-type="string">
            <text:p>Interviewer</text:p>
          </table:table-cell>
          <table:table-cell office:value-type="string" calcext:value-type="string">
            <text:p>Is it just a valuation issue?</text:p>
          </table:table-cell>
        </table:table-row>
        <table:table-row table:style-name="ro1">
          <table:table-cell office:value-type="string" calcext:value-type="string">
            <text:p>CEO</text:p>
          </table:table-cell>
          <table:table-cell office:value-type="string" calcext:value-type="string">
            <text:p>With respect to the entrepreneurship that we are seeing I think the entrepreneurship in India is not in the areas that are critical to Adobe’s growth namely analytics, what we are doing with AI, what we are doing around augmented reality and virtual reality. To your question though in the US sometimes valuations have got ahead of themselves, but if it is a right technology and the right people we will still continue to be aggressive about looking at it. We have got some really interesting companies last year that are going to be the bases of some new products that we deliver this year. So, we are constantly looking, but even the organic opportunity at Adobe is so large right now as long as we continue to deliver against that innovation we feel very confident about where Adobe is headed.</text:p>
          </table:table-cell>
        </table:table-row>
        <table:table-row table:style-name="ro1">
          <table:table-cell office:value-type="string" calcext:value-type="string">
            <text:p>Interviewer</text:p>
          </table:table-cell>
          <table:table-cell office:value-type="string" calcext:value-type="string">
            <text:p>You spoke about the artificial intelligence lab that Adobe is setting up here in India and one of the questions that industry as well as the government is grappling with is what is going to happen a few years down the line? Nasscom put out a report suggesting that almost 20-25 percent of the current jobs in the IT and the BPO space could be redundant over the next 12-18 months. So what you believe is the need to the hour and how concerned should we be on account of the impact of AI on jobs.</text:p>
          </table:table-cell>
        </table:table-row>
        <table:table-row table:style-name="ro1">
          <table:table-cell office:value-type="string" calcext:value-type="string">
            <text:p>CEO</text:p>
          </table:table-cell>
          <table:table-cell office:value-type="string" calcext:value-type="string">
            <text:p>AI is certainly going to eliminate a lot of the repetitive task that happen and so I think the imperative that the Modi Government as well as what I hear from the minister for IT who is so progressive Rama Rao is all about re-skilling employees. India stepped up when there was the need for services. The need now is for fundamental product innovation. I think when you think about AI, it is really about how you take all of the data that people are collecting and use models to make sense of that data. So, new areas like data science, like analytics, like the ability to harness the power of data those are going to be critical and I think it is imperative that our educational institutions focus a lot more on these new skills. Innovation and evolution are just a natural form of what happens in societies and again imperative that we stay ahead of it.</text:p>
          </table:table-cell>
        </table:table-row>
        <table:table-row table:style-name="ro1">
          <table:table-cell office:value-type="string" calcext:value-type="string">
            <text:p>Interviewer</text:p>
          </table:table-cell>
          <table:table-cell office:value-type="string" calcext:value-type="string">
            <text:p>Let me ask you then what are you most excited about in 2018? From a strategy perspective things are falling into place for you, they have been delivering returns, but today what are you most excited about?</text:p>
          </table:table-cell>
        </table:table-row>
        <table:table-row table:style-name="ro1">
          <table:table-cell office:value-type="string" calcext:value-type="string">
            <text:p>CEO</text:p>
          </table:table-cell>
          <table:table-cell office:value-type="string" calcext:value-type="string">
            <text:p>This area that we call the experience wave which is if the first generation of enterprise software was automating the back office ERP and the second generation was automating the front office with productivity helping all of the leaders in industry and government deal with what we are calling the experience wave which is how do you step up to meet customer and consumer expectations is I think going to be an area of an explosive growth for us. On digital media, I look at augmented reality and I look like technologies like voice and the ability for people to speak more to computers and for it to infer based on prior history through AI what you can do those are perhaps two areas that from Adobe I continue to be excited about. More generally, I just believe that the ability for healthcare to be transformed through the use of technology and pattern recognition is an area that I think will help all societies in a meaningful way.</text:p>
          </table:table-cell>
        </table:table-row>
        <table:table-row table:style-name="ro1">
          <table:table-cell office:value-type="string" calcext:value-type="string">
            <text:p>Interviewer</text:p>
          </table:table-cell>
          <table:table-cell office:value-type="string" calcext:value-type="string">
            <text:p>Through 2017 the concerns surrounding the uncertainty about possible changes with visas in the US wade down tech companies specifically of course the sentiment here in India was under pressure on account of that. Do you believe that threat has diminished somewhat today?</text:p>
          </table:table-cell>
        </table:table-row>
        <table:table-row table:style-name="ro1">
          <table:table-cell office:value-type="string" calcext:value-type="string">
            <text:p>CEO</text:p>
          </table:table-cell>
          <table:table-cell office:value-type="string" calcext:value-type="string">
            <text:p>My continued believe is that companies like Adobe focus on ensuring that we are a global company whether it is where we recruit our talent, whether it is where we sell our services. I am actually confident that all government’s including the US and including India will continue to recognise that for competitiveness in the global economy that you need to ensure that US based companies if you are in the US have access to global talent and global markets. So, I am confident that it will work itself out. But as you know I am optimist and I continue to focus on how we can drive growth for Adobe.</text:p>
          </table:table-cell>
        </table:table-row>
      </table:table>
      <table:table table:name="Sheet1_4" table:style-name="ta1">
        <table:table-column table:style-name="co1" table:number-columns-repeated="2" table:default-cell-style-name="Default"/>
        <table:table-row table:style-name="ro1">
          <table:table-cell office:value-type="string" calcext:value-type="string">
            <text:p>Name</text:p>
          </table:table-cell>
          <table:table-cell office:value-type="string" calcext:value-type="string">
            <text:p>Text</text:p>
          </table:table-cell>
        </table:table-row>
        <table:table-row table:style-name="ro1">
          <table:table-cell office:value-type="string" calcext:value-type="string">
            <text:p>Interviewer</text:p>
          </table:table-cell>
          <table:table-cell office:value-type="string" calcext:value-type="string">
            <text:p>Adobe is marking its 35th anniversary this month. Thirty-five years is a pretty significant achievement for a company in Silicon Valley. What are your thoughts on this occasion?</text:p>
          </table:table-cell>
        </table:table-row>
        <table:table-row table:style-name="ro1">
          <table:table-cell office:value-type="string" calcext:value-type="string">
            <text:p>CEO</text:p>
          </table:table-cell>
          <table:table-cell office:value-type="string" calcext:value-type="string">
            <text:p>We have something interesting planned to celebrate. It’s very rare that companies that are 35 years young in tech are as successful as Adobe. It’s an incredible feeling to think that our opportunities are larger than ever before. We’re a Bay Area company. We were the first company to move to San Jose as part of the redevelopment in bringing things downtown.</text:p>
          </table:table-cell>
        </table:table-row>
        <table:table-row table:style-name="ro1">
          <table:table-cell office:value-type="string" calcext:value-type="string">
            <text:p>Interviewer</text:p>
          </table:table-cell>
          <table:table-cell office:value-type="string" calcext:value-type="string">
            <text:p>Adobe is adding to its office space and planning on adding 3,000 jobs in San Jose. How is this representative of Adobe’s growth, and why here, instead of someplace else?</text:p>
          </table:table-cell>
        </table:table-row>
        <table:table-row table:style-name="ro1">
          <table:table-cell office:value-type="string" calcext:value-type="string">
            <text:p>CEO</text:p>
          </table:table-cell>
          <table:table-cell office:value-type="string" calcext:value-type="string">
            <text:p>There are opportunities for strong companies to invest in innovation and the future. And the two big imperatives for Adobe are empowering people to create and helping businesses transform. We think both of those represent significant growth opportunities. And the Bay Area continues to be the place to get the best talent in the world. When you’re in fast-moving businesses, having people where all the action is makes sense. San Jose has been great for us. San Francisco has been great for us. We have a place in Emeryville, as well. So, I think the Bay Area will continue to be the locus area of our hiring just because this is our headquarters and the quality of talent is as good as any place in the world.</text:p>
          </table:table-cell>
        </table:table-row>
        <table:table-row table:style-name="ro1">
          <table:table-cell office:value-type="string" calcext:value-type="string">
            <text:p>Interviewer</text:p>
          </table:table-cell>
          <table:table-cell office:value-type="string" calcext:value-type="string">
            <text:p>The average person likely knows Adobe from using products like Acrobat to read and deal with PDFs. But the company has made a huge push into the cloud in recent years. Where does Adobe see the future opportunities with its cloud initiatives?</text:p>
          </table:table-cell>
        </table:table-row>
        <table:table-row table:style-name="ro1">
          <table:table-cell office:value-type="string" calcext:value-type="string">
            <text:p>CEO</text:p>
          </table:table-cell>
          <table:table-cell office:value-type="string" calcext:value-type="string">
            <text:p>When you look at the company’s history, Adobe has been at the forefront of creating markets since its inception. Whether you’re in K-through-12 (education), an enterprise trying to get its message out to customers, or an individual freelancer, we want to help you tell your story. With Creative Cloud, I think we enable people to innovate at a faster pace. We’re in the golden age of creativity and design, and we have a very expansive vision of what can be done on the creative side. On documents, we look at the large opportunity and we just see that paper-to-digital is a movement that is going to continue. Well, PDF as a platform on mobile devices has absolutely taken (root). You think about things like the ability for people to change business processes with signatures. And we now have a great signature solution to do digital solutions. We have these core tenets that drive innovation and transformation in the industry. In many ways, the Experience Cloud is the largest opportunity we have for ourselves. Every single business on the planet is thinking about if digital is going to be a tailwind, or is it going to be a headwind? When you think about transformation, every enterprise is saying, “How do I put the customer experience front and center?” We think the Experience Cloud dramatically expands the aspirations we have to help businesses transform. We put all that together, and we think the opportunity for Adobe is immense.</text:p>
          </table:table-cell>
        </table:table-row>
        <table:table-row table:style-name="ro1">
          <table:table-cell office:value-type="string" calcext:value-type="string">
            <text:p>Interviewer</text:p>
          </table:table-cell>
          <table:table-cell office:value-type="string" calcext:value-type="string">
            <text:p>Adobe has done a lot getting into digital marketing. Where do you see the company’s opportunities in this business?</text:p>
          </table:table-cell>
        </table:table-row>
        <table:table-row table:style-name="ro1">
          <table:table-cell office:value-type="string" calcext:value-type="string">
            <text:p>CEO</text:p>
          </table:table-cell>
          <table:table-cell office:value-type="string" calcext:value-type="string">
            <text:p>We were always “mission critical” to the publishing industry in the sense that we produced the best tools. A few years ago, we said to ourselves that there is a bigger opportunity for us to help not just with the creation of content, but with the measurement, management and monetization of content. We said data was going to be important. The genesis of the digital marketing category was all about saying that there’s a big audience within enterprises where technology can be brought to bear. That’s Adobe’s technology. The interactions people have with institutions are increasingly digital. We want to be that infrastructure that enables that digital experience.</text:p>
          </table:table-cell>
        </table:table-row>
        <table:table-row table:style-name="ro1">
          <table:table-cell office:value-type="string" calcext:value-type="string">
            <text:p>Interviewer</text:p>
          </table:table-cell>
          <table:table-cell office:value-type="string" calcext:value-type="string">
            <text:p>With all of Adobe’s different services and technologies, it sounds like the company has gone out of its way to remain relevant. What does being relevant mean to you?</text:p>
          </table:table-cell>
        </table:table-row>
        <table:table-row table:style-name="ro1">
          <table:table-cell office:value-type="string" calcext:value-type="string">
            <text:p>CEO</text:p>
          </table:table-cell>
          <table:table-cell office:value-type="string" calcext:value-type="string">
            <text:p>We think about our mission a lot. And the mission has been relatively the same, and that’s changing the world through digital experiences. If Adobe doesn’t look at the opportunity with a wider lens, we will not be as aspirational as we should be. I think we’ve stepped really well. I also think being relevant is important, but I think having an impact is far more meaningful.</text:p>
          </table:table-cell>
        </table:table-row>
      </table:table>
      <table:table table:name="Sheet1_3" table:style-name="ta1">
        <table:table-column table:style-name="co1" table:number-columns-repeated="2" table:default-cell-style-name="Default"/>
        <table:table-row table:style-name="ro1">
          <table:table-cell office:value-type="string" calcext:value-type="string">
            <text:p>Name</text:p>
          </table:table-cell>
          <table:table-cell office:value-type="string" calcext:value-type="string">
            <text:p>Text</text:p>
          </table:table-cell>
        </table:table-row>
        <table:table-row table:style-name="ro1">
          <table:table-cell office:value-type="string" calcext:value-type="string">
            <text:p>Interviewer</text:p>
          </table:table-cell>
          <table:table-cell office:value-type="string" calcext:value-type="string">
            <text:p>What do your quarter's results tell you about your shift to the Creative Cloud?</text:p>
          </table:table-cell>
        </table:table-row>
        <table:table-row table:style-name="ro1">
          <table:table-cell office:value-type="string" calcext:value-type="string">
            <text:p>CEO</text:p>
          </table:table-cell>
          <table:table-cell office:value-type="string" calcext:value-type="string">
            <text:p>The results overall say we're ahead of where we thought we would be when started the move to the Creative Cloud. If I look at the key goals we had of trying to move to the cloud, to be able to attract new customers, we're certainly attracting new customers as a result of the affordable pricing. We're hearing from customers that they like access to the new updates. <text:s/>We're showing things like what we can do with <text:s/>deblur in the cloud, or potentially to run Photoshop streaming on an iPad. In the big picture we've successfully migrated the ability for our product people to have rapid innovation. We integrated Behance. Behance had the most number of signups and engagement in their history with one day of this new Creative Cloud application. The results tell us we're building a predictable revenue stream and a framework for the next-generation creator. There is concern we've heard from some customers, whether they be from the photography community or how they have continued access to their content after the subscription ends. We're very diligent as a company. We're very customer-focused, thinking through what we can do to help with that transition, but no company has done the kind of transition we have done. I would say we're well on our way to a very successful transition.</text:p>
          </table:table-cell>
        </table:table-row>
        <table:table-row table:style-name="ro1">
          <table:table-cell office:value-type="string" calcext:value-type="string">
            <text:p>Interviewer</text:p>
          </table:table-cell>
          <table:table-cell office:value-type="string" calcext:value-type="string">
            <text:p>wo years ago, you looked like you were rocked back on your heels with all the changes going on -- Steve Jobs was criticizing you, the Web world was gleefully embracing Web-technology alternatives to Flash. But in May, you made this aggressive move exclusively to the Creative Cloud for new software. Have you moved from defense to offense?</text:p>
          </table:table-cell>
        </table:table-row>
        <table:table-row table:style-name="ro1">
          <table:table-cell office:value-type="string" calcext:value-type="string">
            <text:p>CEO</text:p>
          </table:table-cell>
          <table:table-cell office:value-type="string" calcext:value-type="string">
            <text:p>November 2011 was a pivotal point for the company when we announced what we were going to focus on strategically. We announced we would not be focusing on a couple product lines we had and really lining up the company's efforts around digital marketing and digital media. We're executing well against a strategy that's simple to understand. </text:p>
          </table:table-cell>
        </table:table-row>
        <table:table-row table:style-name="ro1">
          <table:table-cell office:value-type="string" calcext:value-type="string">
            <text:p>Interviewer</text:p>
          </table:table-cell>
          <table:table-cell office:value-type="string" calcext:value-type="string">
            <text:p>From the standpoint of Adobe's business, what are the advantages of a subscription model, and how does that pay back customers in longer run?</text:p>
          </table:table-cell>
        </table:table-row>
        <table:table-row table:style-name="ro1">
          <table:table-cell office:value-type="string" calcext:value-type="string">
            <text:p>CEO</text:p>
          </table:table-cell>
          <table:table-cell office:value-type="string" calcext:value-type="string">
            <text:p>The first and fundamental part of the business is allowing product teams to innovate at a more rapid pace. At the end of day, innovation leads to better business because it leads to better customer solutions. With the traditional 18-month product cycle, an engineer could come up with great product idea and they'd have to wait for next version of that software to get that idea to market. Today, application stores are changing how you get your content delivered, with new devices emerging all the time. The second huge advantage from business point of view is we're having a direct relationship with customers. On the Creative Cloud whether it's good, neutral, or feedback they want to give us, customers now have the ability to give us feedback in real time. We understand who is coming to Adobe.com and how they want to transact business with us. The next generation of creatives are very comfortable with this approach of being able to pay for software as you use it. The world is moving increasingly toward subscription models being the norm on the Internet. If we innovate and attract new customers, it will lead to growth.</text:p>
          </table:table-cell>
        </table:table-row>
        <table:table-row table:style-name="ro1">
          <table:table-cell office:value-type="string" calcext:value-type="string">
            <text:p>Interviewer</text:p>
          </table:table-cell>
          <table:table-cell office:value-type="string" calcext:value-type="string">
            <text:p>Does a predictable revenue stream make life easier for Adobe compared to the fits and starts of the upgrade model?</text:p>
          </table:table-cell>
        </table:table-row>
        <table:table-row table:style-name="ro1">
          <table:table-cell office:value-type="string" calcext:value-type="string">
            <text:p>CEO</text:p>
          </table:table-cell>
          <table:table-cell office:value-type="string" calcext:value-type="string">
            <text:p>I think that's a byproduct, honestly. The best part of the business is to be able to innovate at a rapid pace. What could be more important to a company? Apple comes out with the Retina display; we can have a version of Photoshop that runs with it. There's a new GPU that Apple shows at WWDC; we can have a full version of Photoshop with filter effects optimized for that. That's what product people and engineers like to do. That's the biggest business advantage we have. </text:p>
          </table:table-cell>
        </table:table-row>
        <table:table-row table:style-name="ro1">
          <table:table-cell office:value-type="string" calcext:value-type="string">
            <text:p>Interviewer</text:p>
          </table:table-cell>
          <table:table-cell office:value-type="string" calcext:value-type="string">
            <text:p>At your Max conference in May, you said you had an installed base of 10 million people. What fraction of them will go subscriptions?</text:p>
          </table:table-cell>
        </table:table-row>
        <table:table-row table:style-name="ro1">
          <table:table-cell office:value-type="string" calcext:value-type="string">
            <text:p>CEO</text:p>
          </table:table-cell>
          <table:table-cell office:value-type="string" calcext:value-type="string">
            <text:p>We hope to see 4 million by 2015. We like to understand what it would take to attract more customers. Those are the public targets we set.</text:p>
          </table:table-cell>
        </table:table-row>
        <table:table-row table:style-name="ro1">
          <table:table-cell office:value-type="string" calcext:value-type="string">
            <text:p>Interviewer</text:p>
          </table:table-cell>
          <table:table-cell office:value-type="string" calcext:value-type="string">
            <text:p>So what customer types are you leaving behind? What's the 6 million you're leaving off the table?</text:p>
          </table:table-cell>
        </table:table-row>
        <table:table-row table:style-name="ro1">
          <table:table-cell office:value-type="string" calcext:value-type="string">
            <text:p>CEO</text:p>
          </table:table-cell>
          <table:table-cell office:value-type="string" calcext:value-type="string">
            <text:p>We don't want to leave a single customer behind. Even with previous Creative Suite products, there are people who choose not to do business with Adobe.</text:p>
          </table:table-cell>
        </table:table-row>
        <table:table-row table:style-name="ro1">
          <table:table-cell office:value-type="string" calcext:value-type="string">
            <text:p>Interviewer</text:p>
          </table:table-cell>
          <table:table-cell office:value-type="string" calcext:value-type="string">
            <text:p>But who's not signing up for subscriptions? Casual users? Hobbyists?</text:p>
          </table:table-cell>
        </table:table-row>
        <table:table-row table:style-name="ro1">
          <table:table-cell office:value-type="string" calcext:value-type="string">
            <text:p>CEO</text:p>
          </table:table-cell>
          <table:table-cell office:value-type="string" calcext:value-type="string">
            <text:p>We segment our customers as creative pros who use it to make living, people at work who use it to make their jobs more productive, and hobbyists and people at home who enjoy digital creation. The Creative Cloud composition today mirrors fairly well, both for customer segmentation and geography, people who've subscribed to Creative Suite. This notion by moving to Creative Cloud we're intending to leave customers behind is false. In other words, the majority of the people who bought Creative Suite were creative pros, and that's true for the Creative Cloud. It's the same thing with at work and at home.</text:p>
          </table:table-cell>
        </table:table-row>
        <table:table-row table:style-name="ro1">
          <table:table-cell office:value-type="string" calcext:value-type="string">
            <text:p>Interviewer</text:p>
          </table:table-cell>
          <table:table-cell office:value-type="string" calcext:value-type="string">
            <text:p>I wasn't trying to suggest you wanted to leave customers behind. But is it fair to say the folks who aren't happy with Creative Cloud are the ones who are most expendable from a business standpoint -- the ones would not upgrade frequently and who weren't actively engaged in the Adobe road map?</text:p>
          </table:table-cell>
        </table:table-row>
        <table:table-row table:style-name="ro1">
          <table:table-cell office:value-type="string" calcext:value-type="string">
            <text:p>CEO</text:p>
          </table:table-cell>
          <table:table-cell office:value-type="string" calcext:value-type="string">
            <text:p>Every customer is a customer we want to make the journey with us. We will work hard to demonstrate why the innovation is the better accomplished through the Creative Cloud.</text:p>
          </table:table-cell>
        </table:table-row>
        <table:table-row table:style-name="ro1">
          <table:table-cell office:value-type="string" calcext:value-type="string">
            <text:p>Interviewer</text:p>
          </table:table-cell>
          <table:table-cell office:value-type="string" calcext:value-type="string">
            <text:p>When you talked about bringing disgruntled customers into to the Creative Cloud fold, is that just appealing to photographers and addressing the file-access issue? Or are there grander plans afoot -- for example pricing changes or maybe smaller sub-clouds, not the full package, that might be cheaper?</text:p>
          </table:table-cell>
        </table:table-row>
        <table:table-row table:style-name="ro1">
          <table:table-cell office:value-type="string" calcext:value-type="string">
            <text:p>CEO</text:p>
          </table:table-cell>
          <table:table-cell office:value-type="string" calcext:value-type="string">
            <text:p>David is championing the outreach to the community. It is a little premature in terms of having plans finalized that I can share with you.</text:p>
          </table:table-cell>
        </table:table-row>
        <table:table-row table:style-name="ro1">
          <table:table-cell office:value-type="string" calcext:value-type="string">
            <text:p>Interviewer</text:p>
          </table:table-cell>
          <table:table-cell office:value-type="string" calcext:value-type="string">
            <text:p>But would you call the changes tweaks or significant course corrections?</text:p>
          </table:table-cell>
        </table:table-row>
        <table:table-row table:style-name="ro1">
          <table:table-cell office:value-type="string" calcext:value-type="string">
            <text:p>CEO</text:p>
          </table:table-cell>
          <table:table-cell office:value-type="string" calcext:value-type="string">
            <text:p>I would categorize them as tweaks.</text:p>
          </table:table-cell>
        </table:table-row>
        <table:table-row table:style-name="ro1">
          <table:table-cell office:value-type="string" calcext:value-type="string">
            <text:p>Interviewer</text:p>
          </table:table-cell>
          <table:table-cell office:value-type="string" calcext:value-type="string">
            <text:p>Two years ago, you acquired Web publishing companies like PhoneGap and TypeKit, but there's still a certain lack enthusiasm for your Web publishing and app development tools. Unlike with Flash, you no longer own the platform anymore, so the competition is a lot stronger. Are you up to scratch, or is there a lot more work to be done?</text:p>
          </table:table-cell>
        </table:table-row>
        <table:table-row table:style-name="ro1">
          <table:table-cell office:value-type="string" calcext:value-type="string">
            <text:p>CEO</text:p>
          </table:table-cell>
          <table:table-cell office:value-type="string" calcext:value-type="string">
            <text:p>At Max, we talked about tremendous progress we've made associated with our Web strategy, first with contributing to standards. We're taking an number of our desktop publishing technologies and making them available through WebKit . With our digital publishing solutions, a lot is delivered through HTML technology. We are contributing actively to the browsers. When you look at the Edge set of tools , we have millions of downloads. We have a family of tools, starting with Edge Animate. We have Muse as a mechanism for people to update their Web sites. I'm pleased with the amount of contributions our team has made, but we're not done yet.</text:p>
          </table:table-cell>
        </table:table-row>
        <table:table-row table:style-name="ro1">
          <table:table-cell office:value-type="string" calcext:value-type="string">
            <text:p>Interviewer</text:p>
          </table:table-cell>
          <table:table-cell office:value-type="string" calcext:value-type="string">
            <text:p>It seems like the acquisition trend has shifted now: Behance, Ideacodes, Thumb Labs seem to be Creative Cloud-focused acquisitions. Can we expect the balance between packaged software and online services in the Creative Cloud to stay the same, or are online services going to become more important? Alternatively phrased, will the Creative Cloud grow into its "cloud" name?</text:p>
          </table:table-cell>
        </table:table-row>
        <table:table-row table:style-name="ro1">
          <table:table-cell office:value-type="string" calcext:value-type="string">
            <text:p>CEO</text:p>
          </table:table-cell>
          <table:table-cell office:value-type="string" calcext:value-type="string">
            <text:p>There's no question we'll be delivering more services. But when there's magic technology that needs to be embedded in our applications, we've done that. As we've invested more in video, <text:s/>been gaining market share with video products, Premiere and After Effects. We've been buying technologies to help make that video work better for our customers. We'll continue to innovate as well as acquire. We get great DNA with desktop products, mobile products, and services.</text:p>
          </table:table-cell>
        </table:table-row>
        <table:table-row table:style-name="ro1">
          <table:table-cell office:value-type="string" calcext:value-type="string">
            <text:p>Interviewer</text:p>
          </table:table-cell>
          <table:table-cell office:value-type="string" calcext:value-type="string">
            <text:p>But what I'm trying to get at is whether the Creative Cloud subscription is going to move more toward online services than it currently is. Are we going to see a relative shift toward online services in the value delivered through Creative Cloud? I'm not trying to suggest you're abandoning packaged software.</text:p>
          </table:table-cell>
        </table:table-row>
        <table:table-row table:style-name="ro1">
          <table:table-cell office:value-type="string" calcext:value-type="string">
            <text:p>CEO</text:p>
          </table:table-cell>
          <table:table-cell office:value-type="string" calcext:value-type="string">
            <text:p>You will see more emphasis on services that extend the functionality in the areas of collaboration and tying together all these desktop and mobile applications, yes. </text:p>
          </table:table-cell>
        </table:table-row>
        <table:table-row table:style-name="ro1">
          <table:table-cell office:value-type="string" calcext:value-type="string">
            <text:p>Interviewer</text:p>
          </table:table-cell>
          <table:table-cell office:value-type="string" calcext:value-type="string">
            <text:p>Are you on the same page with Apple now? There was that fractious period with the Flash wars and Steve Jobs.</text:p>
          </table:table-cell>
        </table:table-row>
        <table:table-row table:style-name="ro1">
          <table:table-cell office:value-type="string" calcext:value-type="string">
            <text:p>CEO</text:p>
          </table:table-cell>
          <table:table-cell office:value-type="string" calcext:value-type="string">
            <text:p>We were always aligned delivering great products on the Mac platform. There were business areas where we disagreed. With digital publishing, we're downloading millions of editions of Folio on iPad devices. With products like PhoneGap, we want to enable people to build great apps, whether they be HTML or native apps, for the iOS platforms. We showed at WWDC that we're supporting their graphics capabilities to provide greater functionality. It's always been a case where we're jointly focused on customers. We agreed to disagree, but that's all so behind us right now.</text:p>
          </table:table-cell>
        </table:table-row>
        <table:table-row table:style-name="ro1">
          <table:table-cell office:value-type="string" calcext:value-type="string">
            <text:p>Interviewer</text:p>
          </table:table-cell>
          <table:table-cell office:value-type="string" calcext:value-type="string">
            <text:p>I recognize it's ancient history by Silicon Valley standards. Is it fair to say the upshot is that you're in effect reimplementing Flash with Web technologies?</text:p>
          </table:table-cell>
        </table:table-row>
        <table:table-row table:style-name="ro1">
          <table:table-cell office:value-type="string" calcext:value-type="string">
            <text:p>CEO</text:p>
          </table:table-cell>
          <table:table-cell office:value-type="string" calcext:value-type="string">
            <text:p>When we want to have great standards for people to express their creativity, if standards exist, we support them, and if standards don't exist, we create them. We're still pushing the envelope with Flash in what happens in gaming and high-definition video. We're pushing with HTML in publishing and animation and interactivity. Standards are a means to an end.</text:p>
          </table:table-cell>
        </table:table-row>
        <table:table-row table:style-name="ro1">
          <table:table-cell office:value-type="string" calcext:value-type="string">
            <text:p>Interviewer</text:p>
          </table:table-cell>
          <table:table-cell office:value-type="string" calcext:value-type="string">
            <text:p>With the Creative Cloud shift, are you in effect upselling customers who otherwise wouldn't be upsold? Some things like Muse and Edge aren't available alone, so that's a good reason to upgrade, but there are a lot of photo editors out there who just aren't going to get into video editing and wouldn't buy Premiere Pro. Is this getting people to spend more money on software they're really not going to use?</text:p>
          </table:table-cell>
        </table:table-row>
        <table:table-row table:style-name="ro1">
          <table:table-cell office:value-type="string" calcext:value-type="string">
            <text:p>CEO</text:p>
          </table:table-cell>
          <table:table-cell office:value-type="string" calcext:value-type="string">
            <text:p>Absolutely not. We have point product offerings, and we will continue to innovate around point products. This is about enabling us to innovate at a faster pace and letting us deliver directly to customers through the cloud. </text:p>
          </table:table-cell>
        </table:table-row>
        <table:table-row table:style-name="ro1">
          <table:table-cell office:value-type="string" calcext:value-type="string">
            <text:p>Interviewer</text:p>
          </table:table-cell>
          <table:table-cell office:value-type="string" calcext:value-type="string">
            <text:p><text:s/>I recognize that you're innovating. What I was asking is whether this is getting customers to spend more money than they were spending before?</text:p>
          </table:table-cell>
        </table:table-row>
        <table:table-row table:style-name="ro1">
          <table:table-cell office:value-type="string" calcext:value-type="string">
            <text:p>CEO</text:p>
          </table:table-cell>
          <table:table-cell office:value-type="string" calcext:value-type="string">
            <text:p>If you look at the spectrum of customers, you'll find it is a lot cheaper for a lot of them. And for some it was an increase in money. We're trying to drive the next generation of creativity.</text:p>
          </table:table-cell>
        </table:table-row>
        <table:table-row table:style-name="ro1">
          <table:table-cell office:value-type="string" calcext:value-type="string">
            <text:p>Interviewer</text:p>
          </table:table-cell>
          <table:table-cell office:value-type="string" calcext:value-type="string">
            <text:p>You were at Adobe for the transition from point products to the Creative Suite that bundled them together. You've said some customers complained about that, too. Is the Creative Cloud backlash worse this time around?</text:p>
          </table:table-cell>
        </table:table-row>
        <table:table-row table:style-name="ro1">
          <table:table-cell office:value-type="string" calcext:value-type="string">
            <text:p>CEO</text:p>
          </table:table-cell>
          <table:table-cell office:value-type="string" calcext:value-type="string">
            <text:p>What's common across all of them is that when we first introduced the offering, there were questions that came up. I don't know how to relatively measure it, but we successfully innovated against the Creative Suite agenda, and now everybody looks it and says that was absolutely the right product. If we do our job right, which we will, people will look at the Creative Cloud and say it was the right agenda for Adobe. </text:p>
          </table:table-cell>
        </table:table-row>
      </table:table>
      <table:table table:name="Sheet1_2" table:style-name="ta1">
        <table:table-column table:style-name="co1" table:number-columns-repeated="2" table:default-cell-style-name="Default"/>
        <table:table-row table:style-name="ro1">
          <table:table-cell office:value-type="string" calcext:value-type="string">
            <text:p>Name</text:p>
          </table:table-cell>
          <table:table-cell table:style-name="ce1" office:value-type="string" calcext:value-type="string">
            <text:p>Text</text:p>
          </table:table-cell>
        </table:table-row>
        <table:table-row table:style-name="ro1">
          <table:table-cell office:value-type="string" calcext:value-type="string">
            <text:p>host</text:p>
          </table:table-cell>
          <table:table-cell office:value-type="string" calcext:value-type="string">
            <text:p><text:s/>Let's talk about one more company that's using technology to transform their products. Which is Adobe. Adobe is one of the largest and most innovative software companies in the world. And over the last 3 years, they have been working hard to transform all of their products to deeply use and take advantage of the cloud. And I'm really excited to announce today that Adobe is announcing that they are adopting Microsoft Azure as their preferred cloud platform going forward and will be running all of their Adobe SAS-based solutions using Azure. And I'm really pleased to invite up here to talk more about today's announcement the CEO of Adobe, Shantanu Narayen, as well as the CEO of Microsoft, Satya Nadella. Here they are. (Applause.)</text:p>
          </table:table-cell>
        </table:table-row>
        <table:table-row table:style-name="ro1">
          <table:table-cell office:value-type="string" calcext:value-type="string">
            <text:p>Nadella</text:p>
          </table:table-cell>
          <table:table-cell office:value-type="string" calcext:value-type="string">
            <text:p>Good morning. It's fantastic to be here in Atlanta at Ignite. And welcome my friend, Shantanu, to Ignite and Atlanta.</text:p>
          </table:table-cell>
        </table:table-row>
        <table:table-row table:style-name="ro1">
          <table:table-cell office:value-type="string" calcext:value-type="string">
            <text:p>CEO</text:p>
          </table:table-cell>
          <table:table-cell office:value-type="string" calcext:value-type="string">
            <text:p>Thanks, Satya. It's absolutely phenomenal to be here.</text:p>
          </table:table-cell>
        </table:table-row>
        <table:table-row table:style-name="ro1">
          <table:table-cell office:value-type="string" calcext:value-type="string">
            <text:p>Nadella</text:p>
          </table:table-cell>
          <table:table-cell office:value-type="string" calcext:value-type="string">
            <text:p>Adobe and Microsoft have had a great partnership. We have innovated together, we have partnered, to really drive the success of our customers over a variety of different technology platforms. In fact, just two years ago I was even at your conference talking about some of the things we were doing on Windows and the devices front with Adobe. This conference today marks a big milestone today in our partnership. With the leading SAS services from Adobe, your document cloud, marketing cloud as well as your marketing cloud coming to Azure is a massive massive milestone. And to me it marks, I think, at the core of it, the product transformation and business transformation that you're leading. So maybe, Shantanu, you want to share a little bit about what drove this decision.</text:p>
          </table:table-cell>
        </table:table-row>
        <table:table-row table:style-name="ro1">
          <table:table-cell office:value-type="string" calcext:value-type="string">
            <text:p>CEO</text:p>
          </table:table-cell>
          <table:table-cell office:value-type="string" calcext:value-type="string">
            <text:p>Happy to, Satya. And again, it's so wonderful to be here today. What an incredible community here for Ignite and here in Atlanta. And as you pointed out, it's absolutely the next phase in the partnership journey. All of the innovation we've already delivered across Surface Pro and Touch and embracing Windows 10 as the platform of the future on the desktop. We've been on this incredible journey at Adobe in the cloud-first, mobile-first environment that you talk about in terms of how we reinvent the company. I think most people here still know Adobe for everything we have done with Photoshop and PDF. We have completely rethought how, in the cloud, we can reimagine the creative process as well as document. So the entire content workflow with our Creative Cloud and Document Cloud. But a few years ago, we started to think about business transformation and digital disruption and we felt there was an incredible opportunity to also target marketers in terms of being the last bastion of people for whom technology was not brought to bear. Sort of combining the art and science of that. And in that journey, we created the Adobe Marketing Cloud which is now the leader in its category with respect to enabling all of these enterprises to deliver a phenomenal digital experience. And as we thought about how we needed to evolve all of our clouds and we thought about the next phase of innovation for this. I think was critical to us that we had to think about things like global scale and what we were doing with global scale or trust and compliance. But perhaps most important, things you have talked about. Machine learning and intelligence. And so we're thrilled and excited to be announcing that we are going to be delivering all of our clouds - the Adobe Document Cloud, the Marketing Cloud, and the Creative Cloud on Azure and it's going to be our preferred way of bringing all of this innovation to market. And I think together hopefully we will be able to leverage this entire IT ecosystem and developers and hopefully even make a tremendous spark for all of the partner ecosystems, systems integrators and digital agencies as they embark on digital transformation between the two companies.</text:p>
          </table:table-cell>
        </table:table-row>
        <table:table-row table:style-name="ro1">
          <table:table-cell office:value-type="string" calcext:value-type="string">
            <text:p>Nadella</text:p>
          </table:table-cell>
          <table:table-cell office:value-type="string" calcext:value-type="string">
            <text:p>That's fantastic to hear. Because this coming together of the intelligent cloud with the transformative SAS applications across Document, Creativity and Marketing I think is a massive milestone. One of the things that is really exciting about our partnership today is that we go beyond that. We go beyond that to bring, in fact, our respective SAS applications around business process together. Again in support of our customer's digital transformation. Specifically the integration between Dynamics 365 and CRM and the Marketing Cloud which I think is at the core of what we together can achieve for our customers as they look to engage customers in a very different way going forward. And I know you have talked to a lot of customers and what they are trying to get done as far as their marketing and customer engagement goes. And maybe you want to share a little of that.</text:p>
          </table:table-cell>
        </table:table-row>
        <table:table-row table:style-name="ro1">
          <table:table-cell office:value-type="string" calcext:value-type="string">
            <text:p>CEO</text:p>
          </table:table-cell>
          <table:table-cell office:value-type="string" calcext:value-type="string">
            <text:p>Absolutely, Satya. You're right. I think we both would say that SAS has completely disrupted how enterprises are thinking about software, but as it relates to the entire customer journey, end to end, and building this connected enterprise, we think it's absolutely critical that we provide this integration that we can between sales and marketing and visualization. And so, from our point of view as we think about what you've done with Dynamics 365 and the intelligent business workflows that you are talking about and how you made it modular so we can integrate that within the Marketing Cloud. We just think that there is an opportunity to, out of the box, provide integration for all of our joint customers in terms of having one unified and integrated sales and marketing service. I think perhaps even more important is what we have talked about which is, we process 23 trillion transactions a quarter as people are moving their businesses online. But to put that power in the hands of practitioners and users, if we can integrate with Power BI, then you know the power of all of this data is actually now in the hands of our customers. So we're very excited about this out of box integration between our joint solutions.</text:p>
          </table:table-cell>
        </table:table-row>
        <table:table-row table:style-name="ro1">
          <table:table-cell office:value-type="string" calcext:value-type="string">
            <text:p>Nadella</text:p>
          </table:table-cell>
          <table:table-cell office:value-type="string" calcext:value-type="string">
            <text:p>Yeah, in fact, that richness of things like Power BI, power apps, some of the other new app platform tools we have like Flow and Functions, brought together with Adobe and Dynamics 365 is what customers can then tailor their specific business process. But I know one of the things that's grounded us as we've talked about this partnership, and where we've drawn inspiration, is actually from customers who are already using our products. And that's really what has given us the inspiration to say what exactly is that out of the box integration, how should we even think about extensibility, the data models. Maybe you want to talk about some of these customers.</text:p>
          </table:table-cell>
        </table:table-row>
        <table:table-row table:style-name="ro1">
          <table:table-cell office:value-type="string" calcext:value-type="string">
            <text:p>CEO</text:p>
          </table:table-cell>
          <table:table-cell office:value-type="string" calcext:value-type="string">
            <text:p>Yeah, you know, I think there are a number of announcements that get made. But we have demonstrated that the deepness of the partnership only happens when we actually deliver product integration and I think that's what we're most excited about. You're right, when we talk about this customer journey, understanding the definition of how we jointly look at customers and lifetime value and promotions and campaigns. If we can standardize on the semantic data model between our respective offerings, that again I think enables people to out of the box start to use these solutions to solve their business problems and the use cases that they have. And as you point out, customer interest. Already companies like Virgin Atlantic and US Bank and VW are telling us that they want these solutions to work well together. And I think, ultimately, it's about delighting these customers through this partnership.</text:p>
          </table:table-cell>
        </table:table-row>
        <table:table-row table:style-name="ro1">
          <table:table-cell office:value-type="string" calcext:value-type="string">
            <text:p>Nadella</text:p>
          </table:table-cell>
          <table:table-cell office:value-type="string" calcext:value-type="string">
            <text:p>Thank you so much, Shantanu. We're really looking forward to bringing the best in class SAS applications from Adobe with both our intelligent cloud in Azure as well as Dynamics 365 and ultimately really helping everyone in the room with their digital transformation agenda. Thank you all very very much, and thank you Shantanu.</text:p>
          </table:table-cell>
        </table:table-row>
        <table:table-row table:style-name="ro1">
          <table:table-cell office:value-type="string" calcext:value-type="string">
            <text:p>CEO</text:p>
          </table:table-cell>
          <table:table-cell office:value-type="string" calcext:value-type="string">
            <text:p>Thanks for having us.</text:p>
          </table:table-cell>
        </table:table-row>
      </table:table>
      <table:table table:name="Sheet1" table:style-name="ta1">
        <table:table-column table:style-name="co1" table:number-columns-repeated="2" table:default-cell-style-name="Default"/>
        <table:table-row table:style-name="ro1">
          <table:table-cell office:value-type="string" calcext:value-type="string">
            <text:p>Name</text:p>
          </table:table-cell>
          <table:table-cell office:value-type="string" calcext:value-type="string">
            <text:p>Text</text:p>
          </table:table-cell>
        </table:table-row>
        <table:table-row table:style-name="ro1">
          <table:table-cell office:value-type="string" calcext:value-type="string">
            <text:p>Interviewer</text:p>
          </table:table-cell>
          <table:table-cell office:value-type="string" calcext:value-type="string">
            <text:p>Your new office in Noida, India is an indication of your confidence in India as well as your growth plans of India. So, we have always talked about how bullish you are about the India story and how strategic a role India plays in Adobe’s growth plans. But from where you sit today, what does India look like?</text:p>
          </table:table-cell>
        </table:table-row>
        <table:table-row table:style-name="ro1">
          <table:table-cell office:value-type="string" calcext:value-type="string">
            <text:p>CEO</text:p>
          </table:table-cell>
          <table:table-cell office:value-type="string" calcext:value-type="string">
            <text:p>You are right. Whenever I come here, we actually wear two hats. The first one is India as a market in itself and how that is growing and we can talk about Digital India and all of the opportunities that that is going to afford. And second is the role that the Adobe India centre plays in our global aspirations. We have been growing really well as a company and India has always had disproportionate part of that growth. So yes, we continue to be excited. We are always ranked one of the best places to work here and employees are doing some amazing stuff.</text:p>
          </table:table-cell>
        </table:table-row>
        <table:table-row table:style-name="ro1">
          <table:table-cell office:value-type="string" calcext:value-type="string">
            <text:p>Interviewer</text:p>
          </table:table-cell>
          <table:table-cell office:value-type="string" calcext:value-type="string">
            <text:p>Your results are out on the September 28, so you cannot give us any forward looking statements or talk about numbers, but I can talk to you about the kind of growth that we have seen for Adobe in your previous quarter and once again record revenues that you have announced in Q2 and lastly on the back of the kind of growth that you have seen as far as your cloud businesses are concerned. On the back of that, how do you manage expectations at this point in time? People are expecting after nine quarters that you are going to be able to deliver on this kind of growth. And I do not want to talk to you about numbers, but how do you manage expectations and what is the dilemma and the challenge of being able to do that?</text:p>
          </table:table-cell>
        </table:table-row>
        <table:table-row table:style-name="ro1">
          <table:table-cell office:value-type="string" calcext:value-type="string">
            <text:p>CEO</text:p>
          </table:table-cell>
          <table:table-cell office:value-type="string" calcext:value-type="string">
            <text:p>We look at opportunity and at the end of the day, if we can demonstrate, especially to financial investors, how large the opportunity is and if you can demonstrate a cadence for execution, then you think expectations will take care of it. So, I like to focus a lot more on the opportunities, both the opportunities we have talked about, namely the entire creative economy and how design is becoming more important and aesthetics and how the creative cloud is clearly pioneered, how you can transform an existing desktop business into a cloud subscription based business. The second is the marketing cloud and everything to do with digital disruption. There is not an industry in the world that is not getting disrupted by technology; we are enabling them to use technology to do that. And so, two massive opportunities and as long as we continue to execute, the financial expectation takes care of itself.</text:p>
          </table:table-cell>
        </table:table-row>
        <table:table-row table:style-name="ro1">
          <table:table-cell office:value-type="string" calcext:value-type="string">
            <text:p>Interviewer</text:p>
          </table:table-cell>
          <table:table-cell office:value-type="string" calcext:value-type="string">
            <text:p>Let me talk to you about dealing with government and specifically in India, the Prime Minister has this big Digital India vision and you have of course met him in the Valley. In India as well, a lot of people are betting on that opportunity. We were talking to LinkedIn. They have launched three products specifically for India, developed in India, made for and made by India. How are you seeing this play out? It has been about two-and-a-half years since the Digital India vision in that sense was unveiled.</text:p>
          </table:table-cell>
        </table:table-row>
        <table:table-row table:style-name="ro1">
          <table:table-cell office:value-type="string" calcext:value-type="string">
            <text:p>CEO</text:p>
          </table:table-cell>
          <table:table-cell office:value-type="string" calcext:value-type="string">
            <text:p>There are a couple of things that make India a really unique opportunity as it relates to Digital India. The first is mobile. India has the opportunity to leapfrog with generations of technology and in this mobile first or in many cases, mobile only environment, any company like Adobe or others in the Valley who use India as an opportunity to innovate around mobile first, it is going to payoff not just in India as an opportunity, but also everywhere else, in all of the other markets. So, that is one big opportunity. However, when you look at what has happened here with the Aadhaar Card and everything to do with how people are moving inefficient paper-based processes to digital, the Adobe Sign product has a very unique opportunity. Think about identity on the web and how if you can digitally complete a transaction. So, Adobe Sign and what the government is doing with respect to what is happening on Aadhaar or companies like e-Mudhra are actually able to now do digital transactions, I think that is just a massive opportunity. And last but not least the cost of transactions in India, whether it is financial services or automotive, are much lower. And so targeting how you can look at efficiencies in your business and then translate that across the world, but we are actually continuing to see growth. When you see companies Interglobe Aviation (IndiGo), they are among the most successful in the world or what is happening with companies that in some cases are emulating US based business models in travel or automotive or transportation, just big opportunity for us in India.</text:p>
          </table:table-cell>
        </table:table-row>
        <table:table-row table:style-name="ro1">
          <table:table-cell office:value-type="string" calcext:value-type="string">
            <text:p>Interviewer</text:p>
          </table:table-cell>
          <table:table-cell office:value-type="string" calcext:value-type="string">
            <text:p>I will get to the enterprise opportunity in just a second, but let me continue to talk to you about the government opportunity. One of the concerns specifically that we saw in at least as far as the domestic technology companies when dealing with government was that revenues are inconsistent, it is patchy, it is lumpy. I know you do not like any of those words. So, what is your India team telling you in terms of being able to transact and deal with government? Has it got significantly better and easier?</text:p>
          </table:table-cell>
        </table:table-row>
        <table:table-row table:style-name="ro1">
          <table:table-cell office:value-type="string" calcext:value-type="string">
            <text:p>CEO</text:p>
          </table:table-cell>
          <table:table-cell office:value-type="string" calcext:value-type="string">
            <text:p>We look at it as a little bit of a do you have the right bowling pins and if you have the bowling pins strategy -- maybe we are a little bit more fortunate than local companies in that given the magnitude of our business, we can take a much longer range approach to some of these businesses. And for us, maybe the only metric is not revenue. In other words, if we can find that we are actually serving customers well and you are getting government agencies to adopt these technologies, you believe that as a number of transactions increase, the revenue will follow. In the commercial space for example, a similar opportunity might be in video where as the amount of video that is being consumed and the Olympics were certainly an example of that, is happening more on digital. If you price you model where you are getting revenue as digital streams increase, it will take care of itself. So, our approach at Adobe has always been let us go find some key customer in government who have this vision of digital transformation and as long as you get them signed up and you build a great product and the business model allows you to grow as the business grows, that is a luxury that we have over the smaller companies in the market.</text:p>
          </table:table-cell>
        </table:table-row>
        <table:table-row table:style-name="ro1">
          <table:table-cell office:value-type="string" calcext:value-type="string">
            <text:p>Interviewer</text:p>
          </table:table-cell>
          <table:table-cell office:value-type="string" calcext:value-type="string">
            <text:p>Let me ask you about the enterprise and what looks exciting to you. You talked about IndiGo, of course one of the companies that's recently listed on the Indian stock markets, one of the only profitable aviation companies anywhere in the world. What is looking exciting to you on the enterprise side here in India, the stories that you are watching?</text:p>
          </table:table-cell>
        </table:table-row>
        <table:table-row table:style-name="ro1">
          <table:table-cell office:value-type="string" calcext:value-type="string">
            <text:p>CEO</text:p>
          </table:table-cell>
          <table:table-cell office:value-type="string" calcext:value-type="string">
            <text:p>The stories that we are watching financial services, I think just continues to be a large market opportunity for us because the credit card revolution has also happened in India and as people are starting to transact with residential accessibility now becoming a reality. I think what is happening in financial services is big, what is happening in residential is big. The other thing we certainly find is the number of people who are travel and entertainment as an industry whether it's the rise in the accessibility of airline travel or holidays abroad and so that has been a big market for us and last but certainly not least is retail. The Indian market is slightly different in terms of online retail but retail has been a big driver for us in the enterprise and while a couple of online retailers are probably battling against each other eventually that is going to become one of those opportunities for every single company in the retail space.</text:p>
          </table:table-cell>
        </table:table-row>
        <table:table-row table:style-name="ro1">
          <table:table-cell office:value-type="string" calcext:value-type="string">
            <text:p>Interviewer</text:p>
          </table:table-cell>
          <table:table-cell office:value-type="string" calcext:value-type="string">
            <text:p>Since you are talked about retail and online retail in specific, let me ask you about as you see the picture today. These are home grown companies, young companies about a decade or so old and they are competing against the big boys; they are taking on the Amazon of the world, deep pocket, deep expertise, deep domain knowledge. What would your advice be to somebody like Flipkart and Snapdeal at this point in time?</text:p>
          </table:table-cell>
        </table:table-row>
        <table:table-row table:style-name="ro1">
          <table:table-cell office:value-type="string" calcext:value-type="string">
            <text:p>CEO</text:p>
          </table:table-cell>
          <table:table-cell office:value-type="string" calcext:value-type="string">
            <text:p>I think they pioneered the market and large companies - you have to believe that if you are Flipkart or Snapdeal - that you are going to be more nimble and able to move relative to the large more well pocketed companies in that particular space. Second, there are so many things that are so different and unique to the Indian environment in terms of how you pay cash, how you do credit, how you do transportation. We just believe in technology that there is always room to innovate and as long as you can be more nimble and be customer focused, so they will have to focus on that. On the other hand Amazon is a formidable competitor and they have done a great job in the US and around the world of competing but the best part is that if you are a consumer you benefit from all of that. <text:s text:c="6"/></text:p>
          </table:table-cell>
        </table:table-row>
        <table:table-row table:style-name="ro1">
          <table:table-cell office:value-type="string" calcext:value-type="string">
            <text:p>Interviewer</text:p>
          </table:table-cell>
          <table:table-cell office:value-type="string" calcext:value-type="string">
            <text:p>We have seen consolidation here in India, we have seen consolidation in the US whether it's the likes of Microsoft and LinkedIn but do you think that for growth and for self preservation the days of standalone whether it's social companies etc, numbered at this point?</text:p>
          </table:table-cell>
        </table:table-row>
        <table:table-row table:style-name="ro1">
          <table:table-cell office:value-type="string" calcext:value-type="string">
            <text:p>CEO</text:p>
          </table:table-cell>
          <table:table-cell office:value-type="string" calcext:value-type="string">
            <text:p>I think in the internet era in particular you either needs to be the windshield or you are a bug and the scale in the internet space is certainly an issue and unless you have a certain amount of scale, having a niche product, a lot of small start-ups in the Valley are finding that they do not have the ability to compete with people who have an aggregation capability. So I do think scale is an issue and having said that you have to believe that even within the 100s of companies that are being created, you are going to get a few massive winners and so the question is how do you make sure - if you are a financial backer that you are backing one of the real significant winners.</text:p>
          </table:table-cell>
        </table:table-row>
        <table:table-row table:style-name="ro1">
          <table:table-cell office:value-type="string" calcext:value-type="string">
            <text:p>Interviewer</text:p>
          </table:table-cell>
          <table:table-cell office:value-type="string" calcext:value-type="string">
            <text:p>Speaking of winners and you continue to have an appetite as far as acquisitions and M&amp;As are concerned. You have been disappointed with what we have seen in India on the product side. Has that picture changed at all since we last spoke?</text:p>
          </table:table-cell>
        </table:table-row>
        <table:table-row table:style-name="ro1">
          <table:table-cell office:value-type="string" calcext:value-type="string">
            <text:p>CEO</text:p>
          </table:table-cell>
          <table:table-cell office:value-type="string" calcext:value-type="string">
            <text:p>Unfortunately not yet. I think B2C companies; you have seen a lot of innovation in India around B2C companies but building fundamental technology that we would use. I think there is one area where India can particularly shine maybe two. The first is the new form of software is everything to do with machine learning and deep learning and in that particular space even more so than ever before it is all about intellectual property and so given the amount of folks India has, I think you will find a number of companies that are formed where deep mathematicians are going to invest in deep learning or machine learning. I think that is a big area where given they do not have to have scale but if they have specialised expertise then that would work in particular with India. The second continues to be services because more and more people are trying to say how I deal with digital disruption and have consulting. We have chosen to have them be partners rather than companies we acquire because we want an ecosystem. So the opportunity for innovation in multiple spaces in India is higher than it's ever been.</text:p>
          </table:table-cell>
        </table:table-row>
        <table:table-row table:style-name="ro1">
          <table:table-cell office:value-type="string" calcext:value-type="string">
            <text:p>Interviewer</text:p>
          </table:table-cell>
          <table:table-cell office:value-type="string" calcext:value-type="string">
            <text:p>The Indian IT services model at this point in time is in need of disruption or is being forced to disrupt given what we are seeing with automation and so on and so forth and with the challenges that they face it is probably going to get worse from here on. From your experience of how you pivoted Adobe to where it is today, what would your advice be to companies like Wipro, Infosys and TCS?</text:p>
          </table:table-cell>
        </table:table-row>
        <table:table-row table:style-name="ro1">
          <table:table-cell office:value-type="string" calcext:value-type="string">
            <text:p>CEO</text:p>
          </table:table-cell>
          <table:table-cell office:value-type="string" calcext:value-type="string">
            <text:p>I am not an expert and number of good friends run all those companies. However, I will tell you what is happening, which is there was an enterprise era where people deployed enterprise software behind the firewalls. So, companies like Infosys or Wipro or TCS were the experts in enabling IT departments to install that and they built extremely lucrative successful businesses. With the move towards the Cloud, people are not deploying that software anymore. So the entire customisation effort where these companies specialised in that customisation behind the firewall, that is going away because people are deploying companies like Adobe or other companies completely in the Cloud. So, then the question is how do these companies evolve from where their primary business was deploying on premier software to a new model of software.</text:p>
          </table:table-cell>
        </table:table-row>
        <table:table-row table:style-name="ro1">
          <table:table-cell office:value-type="string" calcext:value-type="string">
            <text:p>Interviewer</text:p>
          </table:table-cell>
          <table:table-cell office:value-type="string" calcext:value-type="string">
            <text:p>How easy is it to make that transition?</text:p>
          </table:table-cell>
        </table:table-row>
        <table:table-row table:style-name="ro1">
          <table:table-cell office:value-type="string" calcext:value-type="string">
            <text:p>CEO</text:p>
          </table:table-cell>
          <table:table-cell office:value-type="string" calcext:value-type="string">
            <text:p>With all transitions, it is about do you have a North Star of where you want to go as a company and then how do you navigate it. Companies in the US like Oracle and SAP are finding that they also have to completely take their application software and move it to the Cloud. Is there an opportunity? Absolutely. Who are the experts to make that change? I think it is people within those companies. So as people like Vishal Sikka who come in, who have tremendous product experience or Abidali Neemuchwala now at Wipro, I think they have the talent to now look at it and say if there is a new opportunity and it is all software as a service, it is all Cloud and it is all Mobile, what do we have as a company to completely pivot to that.</text:p>
          </table:table-cell>
        </table:table-row>
        <table:table-row table:style-name="ro1">
          <table:table-cell office:value-type="string" calcext:value-type="string">
            <text:p>Interviewer</text:p>
          </table:table-cell>
          <table:table-cell office:value-type="string" calcext:value-type="string">
            <text:p>I started the show by talking about this being trend spotting with you, so let me ask you, what next and what are you most excited about at this point?</text:p>
          </table:table-cell>
        </table:table-row>
        <table:table-row table:style-name="ro1">
          <table:table-cell office:value-type="string" calcext:value-type="string">
            <text:p>CEO</text:p>
          </table:table-cell>
          <table:table-cell office:value-type="string" calcext:value-type="string">
            <text:p>This experience is just beginning in the way we like to characterise it, the first generation of enterprise software was automating the backend. It was supply chain, it was ERP and everybody sort of focussed on that and the power centre within the enterprise tended to be the CFO, because the CFO determined what the financial system was and then everything was built around it. The second generation of enterprise software, after the back office, was the front office, which was all about productivity and everybody said how can we make our employees more productive. I think this next phase of enterprise software is all about the customer first and what is that customer journey and how can you, as a customer, get the service you want whether it at home, whether it on your mobile device or whether it on the go and there is going to be a completely new generation of enterprise software I think larger than either of the two prior generations that is going to emerge. The big battle in the valley is who is going to emerge as the undisputed leader. Adobe is the undisputed leader in the marketing, others have taken other categories of that, but how that consolidates, how that comes together that is going to be a fascinating next decade evolution of enterprise software.</text:p>
          </table:table-cell>
        </table:table-row>
        <table:table-row table:style-name="ro1">
          <table:table-cell office:value-type="string" calcext:value-type="string">
            <text:p>Interviewer</text:p>
          </table:table-cell>
          <table:table-cell office:value-type="string" calcext:value-type="string">
            <text:p>What are the two-three things that you must focus on, in order to stay ahead of the curve and to retain your dominance in this business?</text:p>
          </table:table-cell>
        </table:table-row>
        <table:table-row table:style-name="ro1">
          <table:table-cell office:value-type="string" calcext:value-type="string">
            <text:p>CEO</text:p>
          </table:table-cell>
          <table:table-cell office:value-type="string" calcext:value-type="string">
            <text:p>It is a cliché to some degree but innovation. Adobe is a product company at our core and unless we can continue to come up with magic, where you have engineers sitting down and inventing something that nobody knew was even possible and with machine learning and deep learning, that is an area that I am particularly passionate about because these data sets enabled a whole new level of innovation. The second and perhaps the hardest thing and this is even harder in successful companies like the one you mentioned is recognising that change is inevitable and do you have the stomach to make the changes and how do you do that if you are a public company under the glare of Wall Street or the Bombay stock market. That is the thing that people have to recognise because preserving the status quo is not a business strategy.</text:p>
          </table:table-cell>
        </table:table-row>
        <table:table-row table:style-name="ro1">
          <table:table-cell office:value-type="string" calcext:value-type="string">
            <text:p>Interviewer</text:p>
          </table:table-cell>
          <table:table-cell office:value-type="string" calcext:value-type="string">
            <text:p>You have talked about disruption but I also want to ask you about something I think the CEOs are rappelling with today. It is not just the fact that you are addressing millennials as a customer but retaining and employing millennials, what is the challenge of being able to do that and how are you structuring yourself in order to be able to cope with the millennials as both the customer as well as an employee?</text:p>
          </table:table-cell>
        </table:table-row>
        <table:table-row table:style-name="ro1">
          <table:table-cell office:value-type="string" calcext:value-type="string">
            <text:p>CEO</text:p>
          </table:table-cell>
          <table:table-cell office:value-type="string" calcext:value-type="string">
            <text:p>You are right. Adobe has grown, we have disproportionately grown with that next generation of employees. The one thing I would mention is our intern programme. The first thing we try and do is they like the 'try before you buy approach' and so you have this very extensive intern programme where they come in, they get familiar with what Adobe stands for. However, I think as long as you can find employees who resonate with the mission of what you want to do and feel like they can have impact, which is the second issue, I think the millennials are looking to make an impact at a much younger age. It used to be that you would say I am going to pay my dues and eventually I get to the point where I have an impact and they are more impatient, which again if you are in a tech company, you love that kind of impatience because they want to make a difference, so attracting a lot more of them. Third, the reward structure -- the reward structure that they expect is so different. Adobe has been a pioneer in a couple of areas. We pioneered the whole check and process, we abolished the annual performance appraisals because that was one of those antiquated systems that existed.</text:p>
          </table:table-cell>
        </table:table-row>
        <table:table-row table:style-name="ro1">
          <table:table-cell office:value-type="string" calcext:value-type="string">
            <text:p>Interviewer</text:p>
          </table:table-cell>
          <table:table-cell office:value-type="string" calcext:value-type="string">
            <text:p>So what you have in place?</text:p>
          </table:table-cell>
        </table:table-row>
        <table:table-row table:style-name="ro1">
          <table:table-cell office:value-type="string" calcext:value-type="string">
            <text:p>CEO</text:p>
          </table:table-cell>
          <table:table-cell office:value-type="string" calcext:value-type="string">
            <text:p>We have a check and process, we don’t do annual performance appraisals for everybody which is a meaningless set of paper that people create rather we have a dialogue about how people want to have impact and give genuine candid feedback. However, the reward structure for them, what is important and what is not important, it is hard for companies to make those shifts sometimes and again I think we have been good at rapidly making those changes.</text:p>
          </table:table-cell>
        </table:table-row>
        <table:table-row table:style-name="ro1">
          <table:table-cell office:value-type="string" calcext:value-type="string">
            <text:p>Interviewer</text:p>
          </table:table-cell>
          <table:table-cell office:value-type="string" calcext:value-type="string">
            <text:p>In India, in your new facility, ramping up here, how many people housed in this facility, what you believe is likely to be the additions in headcounts for instance?</text:p>
          </table:table-cell>
        </table:table-row>
        <table:table-row table:style-name="ro1">
          <table:table-cell office:value-type="string" calcext:value-type="string">
            <text:p>CEO</text:p>
          </table:table-cell>
          <table:table-cell office:value-type="string" calcext:value-type="string">
            <text:p>I don’t know the exact number here because we are growing so rapidly both here as well as in Bangalore. So, unlike most companies, we have two facilities. The one thing that I heard was that we are already at capacity here and we are talking about another expansion in building, we have been very pleased with the kind of people we have been able to attract and retained. I did two sections for them, one with the senior managers and one with women at Adobe. All of them talk about how it is such a great place to work. So it is something for us to build on.</text:p>
          </table:table-cell>
        </table:table-row>
        <table:table-row table:style-name="ro1">
          <table:table-cell office:value-type="string" calcext:value-type="string">
            <text:p>Interviewer</text:p>
          </table:table-cell>
          <table:table-cell office:value-type="string" calcext:value-type="string">
            <text:p>In terms of development and in terms of innovation, we talked about strategic importance of India but in the last five years, how would you think India has stacked up as far as the actual innovation and development work that is going on in Adobe?</text:p>
          </table:table-cell>
        </table:table-row>
        <table:table-row table:style-name="ro1">
          <table:table-cell office:value-type="string" calcext:value-type="string">
            <text:p>CEO</text:p>
          </table:table-cell>
          <table:table-cell office:value-type="string" calcext:value-type="string">
            <text:p>I think the two areas in which as a result of the technology shifts here, it has been more rapid shift here and that is in mobile clearly. The amount of android users here and IOS users here, mobile development becoming a reality, a lot of that has been championed here. The second is the move towards the cloud because that has again been -- when you disrupt, there are certain countries and certain industries that get to leapfrog. So those are the two areas where we are disproportionately investing here.</text:p>
          </table:table-cell>
        </table:table-row>
        <table:table-row table:style-name="ro1">
          <table:table-cell office:value-type="string" calcext:value-type="string">
            <text:p>Interviewer</text:p>
          </table:table-cell>
          <table:table-cell office:value-type="string" calcext:value-type="string">
            <text:p>Whether it is in India or anywhere in the world, the exciting companies that you have your eye on -- I mean that in a personal way, if you find what they are doing is exciting?</text:p>
          </table:table-cell>
        </table:table-row>
        <table:table-row table:style-name="ro1">
          <table:table-cell office:value-type="string" calcext:value-type="string">
            <text:p>CEO</text:p>
          </table:table-cell>
          <table:table-cell office:value-type="string" calcext:value-type="string">
            <text:p>I think companies that are looking at data in a meaningful way and understanding how data is going to transform industries. In pharmaceuticals, the entire pharmaceutical industry is going to be thinking about how data and personalised medicine is going to be transformed. So there are number of unique start-ups in the valley who have said we are going to first start with the data expertise and then leverage that across multiple verticals. That is one where it is going to be pretty unique and one where they have tremendous growth opportunities.</text:p>
          </table:table-cell>
        </table:table-row>
      </table:table>
      <table:named-expressions/>
      <table:database-ranges>
        <table:database-range table:name="__Anonymous_Sheet_DB__0" table:target-range-address="Sheet1_5.B1:Sheet1_5.B19" table:display-filter-buttons="true" table:orientation="column"/>
        <table:database-range table:name="__Anonymous_Sheet_DB__1" table:target-range-address="Sheet1_4.B1:Sheet1_4.B11" table:display-filter-buttons="true" table:orientation="column"/>
        <table:database-range table:name="__Anonymous_Sheet_DB__2" table:target-range-address="Sheet1_3.A2:Sheet1_3.A37" table:display-filter-buttons="true" table:orientation="column"/>
        <table:database-range table:name="__Anonymous_Sheet_DB__4" table:target-range-address="Sheet1.B1:Sheet1.B35"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3T17:05:28.692233429</meta:creation-date>
    <dc:date>2018-08-23T17:06:42.624346045</dc:date>
    <meta:editing-duration>PT1M14S</meta:editing-duration>
    <meta:editing-cycles>1</meta:editing-cycles>
    <meta:generator>LibreOffice/5.1.6.2$Linux_X86_64 LibreOffice_project/10m0$Build-2</meta:generator>
    <meta:document-statistic meta:table-count="5" meta:cell-count="228" meta:object-count="0"/>
  </office:meta>
</office:document-meta>
</file>